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seoSansCyrl" svg:font-family="MuseoSansCyrl"/>
    <style:font-face style:name="Khmer OS" svg:font-family="'Khmer O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970dc" officeooo:paragraph-rsid="000970dc" style:font-weight-asian="normal" style:font-weight-complex="normal"/>
    </style:style>
    <style:style style:name="P2" style:family="paragraph" style:parent-style-name="Standard">
      <style:text-properties style:font-name="Khmer OS" officeooo:paragraph-rsid="000970dc"/>
    </style:style>
    <style:style style:name="P3" style:family="paragraph" style:parent-style-name="Standard">
      <style:text-properties style:font-name="Khmer OS" fo:font-weight="normal" officeooo:rsid="000970dc" officeooo:paragraph-rsid="000970dc" style:font-weight-asian="normal" style:font-weight-complex="normal"/>
    </style:style>
    <style:style style:name="P4" style:family="paragraph" style:parent-style-name="Standard">
      <style:text-properties style:font-name="Khmer OS" fo:font-weight="bold" officeooo:rsid="000abe86" officeooo:paragraph-rsid="000abe86" style:font-weight-asian="bold" style:font-weight-complex="bold"/>
    </style:style>
    <style:style style:name="P5" style:family="paragraph" style:parent-style-name="Standard">
      <style:text-properties style:font-name="Ubuntu" fo:font-weight="bold" officeooo:rsid="000b8651" officeooo:paragraph-rsid="000b8651" style:font-weight-asian="bold" style:font-weight-complex="bold"/>
    </style:style>
    <style:style style:name="P6" style:family="paragraph" style:parent-style-name="Standard">
      <style:text-properties style:font-name="Ubuntu" fo:font-weight="normal" officeooo:rsid="000b8651" officeooo:paragraph-rsid="000abe86" style:font-weight-asian="normal" style:font-weight-complex="normal"/>
    </style:style>
    <style:style style:name="P7" style:family="paragraph" style:parent-style-name="Standard">
      <style:text-properties style:font-name="Ubuntu" fo:font-weight="normal" officeooo:rsid="000b8651" officeooo:paragraph-rsid="000b8651" style:font-weight-asian="normal" style:font-weight-complex="normal"/>
    </style:style>
    <style:style style:name="P8" style:family="paragraph" style:parent-style-name="Standard">
      <style:text-properties style:font-name="Ubuntu" fo:font-style="italic" fo:font-weight="bold" officeooo:rsid="000b8651" officeooo:paragraph-rsid="000b8651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Ubuntu" fo:font-size="13pt" fo:font-weight="bold" officeooo:rsid="000ce651" officeooo:paragraph-rsid="000ce651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style:font-name="Ubuntu" fo:font-size="12pt" fo:font-weight="normal" officeooo:rsid="000ce651" officeooo:paragraph-rsid="000ce65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970dc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abe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70dc" style:font-weight-asian="normal" style:font-weight-complex="normal"/>
    </style:style>
    <style:style style:name="T4" style:family="text">
      <style:text-properties fo:font-variant="normal" fo:text-transform="none" fo:color="#000000" style:font-name="MuseoSansCyrl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MuseoSansCyrl" fo:font-size="11.25pt" fo:letter-spacing="normal" fo:font-style="normal" fo:font-weight="normal" officeooo:rsid="000970dc" style:font-weight-asian="bold" style:font-weight-complex="bold"/>
    </style:style>
    <style:style style:name="T6" style:family="text">
      <style:text-properties fo:font-variant="normal" fo:text-transform="none" fo:color="#000000" style:font-name="MuseoSansCyrl" fo:font-size="11.25pt" fo:letter-spacing="normal" fo:font-style="normal" fo:font-weight="bold" style:font-weight-asian="bold" style:font-weight-complex="bold"/>
    </style:style>
    <style:style style:name="T7" style:family="text">
      <style:text-properties officeooo:rsid="000abe86"/>
    </style:style>
    <style:style style:name="T8" style:family="text">
      <style:text-properties style:font-name="Khmer OS" fo:font-weight="bold" officeooo:rsid="000970d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Введение</text:span><text:span text:style-name="T5">.</text:span></text:p>
      <text:p text:style-name="P11"><text:span text:style-name="T4"/></text:p>
      <text:p text:style-name="P11"><text:span text:style-name="T4">В современном мире большую роль играет контроль знаний учащихся школ, работников, студентов вузов и.т.д. Как известно, под контролем понимается система научно обоснованной проверки результатов обучения. Более узкое определение гласит, что контроль - это выявление, измерение и оценка знаний, умений и навыков. Существует множество форм контроля - экзамен, зачет, аттестация, контрольная. Но наиболее корректным средством измерения знаний на сегодняшний день является тест. Тест - это совокупность специальным образом подготовленных и подобранных заданий, позволяющая провести выявление требуемых характеристик процесса обучения. Одно из главных преимуществ тестов состоит в том, что они позволяют опросить всех участников по всем вопросам нужного материала в одинаковых условиях, применяя при этом ко всем без исключения одну и ту же, заранее разработанную шкалу оценок.</text:span><text:line-break/></text:p>
      <text:p text:style-name="P12"><text:span text:style-name="T6">Достоинства тестирования:</text:span><text:span text:style-name="T4"> </text:span></text:p>
      <text:p text:style-name="P12"><text:span text:style-name="T4"/></text:p>
      <text:p text:style-name="P12"><text:span text:style-name="T4">– Возможность проводить массовые измерения знаний. </text:span></text:p>
      <text:p text:style-name="P12"><text:span text:style-name="T4">– Возможность установить уровень знаний учащегося по предмету в целом и по отдельным его разделам.</text:span></text:p>
      <text:p text:style-name="P12"><text:span text:style-name="T4">– Тест это более точный инструмент, так, например, шкала оценивания теста из 20 вопросов, состоит из 20 делений, в то время, как обычная шкала оценки знаний - только из четырёх.</text:span></text:p>
      <text:p text:style-name="P12"><text:span text:style-name="T4">– Оперативность и экономичность.</text:span></text:p>
      <text:p text:style-name="P12"><text:span text:style-name="T4">– Все тестирующиеся находятся в одинаковых условиях.</text:span></text:p>
      <text:p text:style-name="P12"><text:span text:style-name="T4">– Объективность оценки знаний.</text:span><text:line-break/></text:p>
      <text:p text:style-name="Standard"><text:span text:style-name="T8">Задачи проекта:</text:span></text:p>
      <text:p text:style-name="P2"><text:span text:style-name="T3">1. Контроль знаний учащихся «Лицея №11».</text:span></text:p>
      <text:p text:style-name="P3">2. Практика в создании сайтов для тестирования учащихся.</text:p>
      <text:p text:style-name="P3">3. Укрепление знаний языков программирования при работе с подобными проектами.</text:p>
      <text:p text:style-name="P3"/>
      <text:p text:style-name="P4">Обзор:</text:p>
      <text:p text:style-name="P6"/>
      <text:p text:style-name="P7">У сайта имеется есть версия для учителей. Для того, чтобы попасть на нее, нужно дописать в адресную строку „admin“ <text:s/>или нажать на надпись „Gerzevich.info“.</text:p>
      <text:p text:style-name="P8"/>
      <text:p text:style-name="P7"/>
      <text:p text:style-name="P7"><text:span text:style-name="T1">1.Вход.</text:span></text:p>
      <text:p text:style-name="P7"><text:span text:style-name="T1"/></text:p>
      <text:p text:style-name="P7">Вход на сайт осуществляется по логину и паролю пользователя, заранее предоставленным учителем. После успешного входа пользователь переходит на страницу выбора действий.</text:p>
      <text:p text:style-name="P7"/>
      <text:p text:style-name="P5"/>
      <text:p text:style-name="P5"/>
      <text:p text:style-name="P5"><text:soft-page-break/></text:p>
      <text:p text:style-name="P5"/>
      <text:p text:style-name="P5">2.Страница выбора действий.</text:p>
      <text:p text:style-name="P5"><text:span text:style-name="T2"/></text:p>
      <text:p text:style-name="P5"><text:span text:style-name="T2">На странице выбора действий находятся группы, про которые я скажу позже и, в левом верхнем углу находятся меню, через которое можно попасть на страницу выбора тестов или домашнего задания, а также для выхода пользователя из системы.</text:span></text:p>
      <text:p text:style-name="P5"><text:span text:style-name="T2"/></text:p>
      <text:p text:style-name="P5">3.Группы.</text:p>
      <text:p text:style-name="P5"/>
      <text:p text:style-name="P7">Группы создаются учителями и служат для просмотра записей учениками.</text:p>
      <text:p text:style-name="P7">При переходе в любую группу, ученик увидит оставленную учителем запись.</text:p>
      <text:p text:style-name="P7">Это может быть запись домашнего задания или что-нибудь другое.</text:p>
      <text:p text:style-name="P7"/>
      <text:p text:style-name="P7"><text:span text:style-name="T1">4.Тесты.</text:span></text:p>
      <text:p text:style-name="P7"><text:span text:style-name="T1"/></text:p>
      <text:p text:style-name="P7">На странице выбора тестов можно увидеть тесты, отсортированные по предметам.</text:p>
      <text:p text:style-name="P7">Начиная тестирование, система перемешивает вопросы, относящиеся к этому тесту, и предоставляет пользователю их в случайном порядке. Во время прохождения теста, пользователь может пропустить вопрос и закончить тест досрочно. Также, если пользователь вышел, не закончив тест, он в любое время может продолжить его.</text:p>
      <text:p text:style-name="P7"/>
      <text:p text:style-name="P7"><text:span text:style-name="T1">5.Домашнее задание.</text:span></text:p>
      <text:p text:style-name="P7"><text:span text:style-name="T1"/></text:p>
      <text:p text:style-name="P7">Домашнее задание имеет те же функции, что и обычные тесты, но разница в том, что каждому пользователю будут предоставлены разные вопросы по одной и той же теме. Это сделано для уверенности в честно сделанной работе.</text:p>
      <text:p text:style-name="P7"/>
      <text:p text:style-name="P5">6.Админ страница для учителей.</text:p>
      <text:p text:style-name="P5"/>
      <text:p text:style-name="P7">На сайте у учителя есть право создавать и удалять новых пользователей, создавать группы, предметы, темы предметов и их типы, добавлять вопросы, записи в группы и создавать тесты и домашнее задание.</text:p>
      <text:p text:style-name="P7"><text:span text:style-name="T7"><text:tab/><text:tab/><text:tab/></text:span></text:p>
      <text:p text:style-name="P1"/>
      <text:p text:style-name="P1"/>
      <text:p text:style-name="P9">Заключение</text:p>
      <text:p text:style-name="P9"/>
      <text:p text:style-name="P10">В заключение я хотел бы сказать, что это еще не полностью доделанная версия сайта, но основные функции, для которых сделан сайт, уже используются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seoSansCyrl" svg:font-family="MuseoSansCyrl"/>
    <style:font-face style:name="Khmer OS" svg:font-family="'Khmer O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23:43:04.229978072</meta:creation-date>
    <dc:date>2021-04-15T00:28:28.999464096</dc:date>
    <meta:editing-duration>PT2M52S</meta:editing-duration>
    <meta:editing-cycles>1</meta:editing-cycles>
    <meta:document-statistic meta:table-count="0" meta:image-count="0" meta:object-count="0" meta:page-count="2" meta:paragraph-count="33" meta:word-count="467" meta:character-count="3358" meta:non-whitespace-character-count="2908"/>
    <meta:generator>LibreOffice/6.4.6.2$Linux_X86_64 LibreOffice_project/40$Build-2</meta:generator>
  </office:meta>
</office:document-meta>
</file>